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095cm" fo:min-width="3.82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5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7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8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2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3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5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6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7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32cm" svg:height="4.25cm" svg:x="5.147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4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5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39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0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0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5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1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2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7.237cm" svg:height="1.199cm" svg:x="33.803cm" svg:y="27.501cm">
          <draw:text-box>
            <text:p><text:span text:style-name="T4">Openbook Recurrent data model v1</text:span></text:p>
            <text:p><text:span text:style-name="T4">Last updated : 2016-03-12</text:span></text:p>
          </draw:text-box>
        </draw:frame>
        <draw:custom-shape draw:style-name="gr45" draw:text-style-name="P4" draw:layer="layout" svg:width="4cm" svg:height="2cm" svg:x="14.22cm" svg:y="11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4cm" svg:height="2cm" svg:x="14.22cm" svg:y="15.001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4cm" svg:height="0.5cm" svg:x="14.22cm" svg:y="14.5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1cm" svg:y1="15.229cm" svg:x2="13.491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5.206cm" svg:x2="14.209cm" svg:y2="15.206cm">
          <text:p/>
        </draw:line>
        <draw:line draw:style-name="gr20" draw:text-style-name="P18" draw:layer="layout" svg:x1="18.215cm" svg:y1="11.632cm" svg:x2="19.215cm" svg:y2="11.632cm">
          <text:p/>
        </draw:line>
        <draw:frame draw:style-name="gr41" draw:text-style-name="P17" draw:layer="layout" svg:width="3.537cm" svg:height="0.526cm" svg:x="19.029cm" svg:y="11.372cm">
          <draw:text-box>
            <text:p text:style-name="P16"><text:span text:style-name="T5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4-30T22:13:40.106654652</dc:date>
    <meta:editing-duration>P33DT12H41M6S</meta:editing-duration>
    <meta:editing-cycles>210</meta:editing-cycles>
    <meta:generator>LibreOffice/5.0.5.2$Linux_X86_64 LibreOffice_project/00$Build-2</meta:generator>
    <meta:document-statistic meta:object-count="187"/>
  </office:meta>
</office:document-meta>
</file>